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189400004F1D00003B56D29EA40E.wmf" manifest:media-type=""/>
  <manifest:file-entry manifest:full-path="Pictures/2000189100004F1D00003B56B3A1EC89.wmf" manifest:media-type=""/>
  <manifest:file-entry manifest:full-path="Pictures/2000000100000073000000E5B2987EC5.svm" manifest:media-type=""/>
  <manifest:file-entry manifest:full-path="Pictures/200000010000010300000129DE440841.svm" manifest:media-type=""/>
  <manifest:file-entry manifest:full-path="Pictures/200000010000014F00000124CDD19E6C.svm" manifest:media-type=""/>
  <manifest:file-entry manifest:full-path="Pictures/20000001000001460000015B25198CC8.svm" manifest:media-type=""/>
  <manifest:file-entry manifest:full-path="Pictures/20000001000007FD0000015B50D597FF.svm" manifest:media-type=""/>
  <manifest:file-entry manifest:full-path="Pictures/200000A100004F1D00003B561EA72DDA.wmf" manifest:media-type=""/>
  <manifest:file-entry manifest:full-path="Pictures/200000010000017D000000D4CB37E4F5.svm" manifest:media-type=""/>
  <manifest:file-entry manifest:full-path="Pictures/2000000100000131000000D8744C42C9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s=V_p \sin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8cm" svg:height="3.715cm" svg:x="0.314cm" svg:y="0.374cm">
          <draw:image xlink:href="Pictures/200000A100004F1D00003B561EA72DDA.wmf" xlink:type="simple" xlink:show="embed" xlink:actuate="onLoad">
            <text:p/>
          </draw:image>
          <draw:glue-point draw:id="4" svg:x="-2.546cm" svg:y="-1.733cm"/>
          <draw:glue-point draw:id="5" svg:x="-2.724cm" svg:y="0.29cm"/>
          <draw:glue-point draw:id="6" svg:x="-2.742cm" svg:y="-0.309cm"/>
          <draw:glue-point draw:id="7" svg:x="1.971cm" svg:y="-3.345cm"/>
          <draw:glue-point draw:id="8" svg:x="-0.135cm" svg:y="-2.258cm"/>
        </draw:frame>
        <draw:line draw:style-name="gr2" draw:text-style-name="P1" draw:layer="layout" svg:x1="4.727cm" svg:y1="3.625cm" svg:x2="3.616cm" svg:y2="0.887cm">
          <text:p/>
        </draw:line>
        <draw:line draw:style-name="gr2" draw:text-style-name="P1" draw:layer="layout" svg:x1="4.404cm" svg:y1="3.625cm" svg:x2="3.293cm" svg:y2="0.887cm">
          <text:p/>
        </draw:line>
        <draw:line draw:style-name="gr2" draw:text-style-name="P1" draw:layer="layout" svg:x1="5.025cm" svg:y1="3.637cm" svg:x2="3.914cm" svg:y2="0.899cm">
          <text:p/>
        </draw:line>
        <draw:frame draw:style-name="gr1" draw:text-style-name="P1" draw:layer="layout" svg:width="1.635cm" svg:height="0.959cm" svg:x="6.467cm" svg:y="2.088cm">
          <draw:image xlink:href="Pictures/2000189400004F1D00003B56D29EA40E.wmf" xlink:type="simple" xlink:show="embed" xlink:actuate="onLoad">
            <text:p/>
          </draw:image>
        </draw:frame>
        <draw:frame draw:style-name="gr1" draw:text-style-name="P1" xml:id="id9" draw:id="id9" draw:layer="layout" svg:width="0.795cm" svg:height="0.905cm" svg:x="4.308cm" svg:y="4.016cm">
          <draw:image xlink:href="Pictures/2000189100004F1D00003B56B3A1EC89.wmf" xlink:type="simple" xlink:show="embed" xlink:actuate="onLoad">
            <text:p/>
          </draw:image>
          <draw:glue-point draw:id="4" svg:x="1.949cm" svg:y="-1.049cm"/>
        </draw:frame>
        <draw:line draw:style-name="gr3" draw:text-style-name="P1" draw:layer="layout" svg:x1="4.338cm" svg:y1="2.619cm" svg:x2="6.515cm" svg:y2="2.619cm">
          <text:p/>
        </draw:line>
        <draw:line draw:style-name="gr3" draw:text-style-name="P1" xml:id="id5" draw:id="id5" draw:layer="layout" svg:x1="4.519cm" svg:y1="2.309cm" svg:x2="7.99cm" svg:y2="2.309cm">
          <text:p/>
        </draw:line>
        <draw:line draw:style-name="gr3" draw:text-style-name="P1" xml:id="id7" draw:id="id7" draw:layer="layout" svg:x1="4.112cm" svg:y1="2.933cm" svg:x2="8.19cm" svg:y2="2.933cm">
          <text:p/>
        </draw:line>
        <draw:line draw:style-name="gr3" draw:text-style-name="P1" draw:layer="layout" svg:x1="4.412cm" svg:y1="5.404cm" svg:x2="4.412cm" svg:y2="3.634cm">
          <text:p/>
        </draw:line>
        <draw:line draw:style-name="gr3" draw:text-style-name="P1" draw:layer="layout" svg:x1="5.024cm" svg:y1="4.798cm" svg:x2="5.024cm" svg:y2="3.634cm">
          <text:p/>
        </draw:line>
        <draw:line draw:style-name="gr2" draw:text-style-name="P1" draw:layer="layout" svg:x1="1.322cm" svg:y1="4.083cm" svg:x2="6.586cm" svg:y2="4.083cm">
          <text:p/>
        </draw:line>
        <draw:line draw:style-name="gr3" draw:text-style-name="P1" draw:layer="layout" svg:x1="4.721cm" svg:y1="5.503cm" svg:x2="4.721cm" svg:y2="3.642cm">
          <text:p/>
        </draw:line>
        <draw:line draw:style-name="gr3" draw:text-style-name="P1" draw:layer="layout" svg:x1="1.325cm" svg:y1="4.08cm" svg:x2="1.325cm" svg:y2="3.661cm">
          <text:p/>
        </draw:line>
        <draw:line draw:style-name="gr2" draw:text-style-name="P1" draw:layer="layout" svg:x1="1.322cm" svg:y1="4.085cm" svg:x2="1.322cm" svg:y2="4.868cm">
          <text:p/>
        </draw:line>
        <draw:line draw:style-name="gr4" draw:text-style-name="P1" draw:layer="layout" svg:x1="1.328cm" svg:y1="4.806cm" svg:x2="1.328cm" svg:y2="4.879cm">
          <text:p/>
        </draw:line>
        <draw:line draw:style-name="gr4" draw:text-style-name="P1" draw:layer="layout" svg:x1="4.721cm" svg:y1="5.475cm" svg:x2="4.723cm" svg:y2="5.577cm">
          <text:p/>
        </draw:line>
        <draw:line draw:style-name="gr4" draw:text-style-name="P1" draw:layer="layout" svg:x1="6.482cm" svg:y1="4.085cm" svg:x2="6.607cm" svg:y2="4.085cm">
          <text:p/>
        </draw:line>
        <draw:line draw:style-name="gr4" draw:text-style-name="P1" draw:layer="layout" svg:x1="6.516cm" svg:y1="3.635cm" svg:x2="6.641cm" svg:y2="3.635cm">
          <text:p/>
        </draw:line>
        <draw:line draw:style-name="gr4" draw:text-style-name="P1" draw:layer="layout" svg:x1="8.171cm" svg:y1="2.614cm" svg:x2="8.296cm" svg:y2="2.614cm">
          <text:p/>
        </draw:line>
        <draw:line draw:style-name="gr4" draw:text-style-name="P1" draw:layer="layout" svg:x1="6.687cm" svg:y1="2.24cm" svg:x2="6.687cm" svg:y2="2.167cm">
          <text:p/>
        </draw:line>
        <draw:line draw:style-name="gr4" draw:text-style-name="P1" draw:layer="layout" svg:x1="1.322cm" svg:y1="0.89cm" svg:x2="1.322cm" svg:y2="0.817cm">
          <text:p/>
        </draw:line>
        <draw:frame draw:style-name="gr5" xml:id="id4" draw:id="id4" draw:layer="layout" svg:width="0.426cm" svg:height="0.469cm" svg:x="5.03cm" svg:y="1.589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4.084cm" svg:y="2.686cm"/>
        </draw:frame>
        <draw:frame draw:style-name="gr5" xml:id="id6" draw:id="id6" draw:layer="layout" svg:width="0.426cm" svg:height="0.469cm" svg:x="3.276cm" svg:y="2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6.674cm" svg:y1="2.619cm" svg:x2="8.269cm" svg:y2="2.619cm">
          <text:p/>
        </draw:line>
        <draw:line draw:style-name="gr2" draw:text-style-name="P1" draw:layer="layout" svg:x1="4.723cm" svg:y1="5.392cm" svg:x2="4.723cm" svg:y2="4.038cm">
          <text:p/>
        </draw:line>
        <draw:frame draw:style-name="gr6" draw:text-style-name="P3" xml:id="id1" draw:id="id1" draw:layer="layout" svg:width="1.933cm" svg:height="1.571cm" svg:x="1.114cm" svg:y="2.117cm">
          <draw:text-box>
            <text:p text:style-name="P2"><text:span text:style-name="T1">یک سمتی</text:span></text:p>
            <text:p text:style-name="P2"><text:span text:style-name="T1">بار کا خط</text:span></text:p>
          </draw:text-box>
        </draw:frame>
        <draw:frame draw:style-name="gr6" draw:text-style-name="P3" xml:id="id3" draw:id="id3" draw:layer="layout" svg:width="2.669cm" svg:height="0.911cm" svg:x="5.613cm" svg:y="0.546cm">
          <draw:text-box>
            <text:p text:style-name="P2"><text:span text:style-name="T1">بدلتا بار کا خط</text:span></text:p>
          </draw:text-box>
        </draw:frame>
        <draw:connector draw:style-name="gr4" draw:text-style-name="P4" draw:layer="layout" draw:type="curve" draw:line-skew="1.981cm" svg:x1="2.08cm" svg:y1="2.117cm" svg:x2="2.229cm" svg:y2="1.588cm" draw:start-shape="id1" draw:end-shape="id2" draw:end-glue-point="4" svg:d="m2080 2117c0-393 149-129 149-529">
          <text:p/>
        </draw:connector>
        <draw:connector draw:style-name="gr4" draw:text-style-name="P4" draw:layer="layout" draw:type="curve" draw:line-skew="5.7cm 1.319cm" svg:x1="5.613cm" svg:y1="1.001cm" svg:x2="4.109cm" svg:y2="1.393cm" draw:start-shape="id3" draw:start-glue-point="3" draw:end-shape="id2" draw:end-glue-point="8" svg:d="m5613 1001c-148 0-123 96-462 119s-1042-27-1042 273">
          <text:p/>
        </draw:connector>
        <draw:connector draw:style-name="gr4" draw:text-style-name="P4" draw:layer="layout" draw:type="curve" draw:line-skew="-0.603cm" svg:x1="5.243cm" svg:y1="2.058cm" svg:x2="4.519cm" svg:y2="2.309cm" draw:start-shape="id4" draw:start-glue-point="2" draw:end-shape="id5" draw:end-glue-point="3" svg:d="m5243 2058c0 223-724 98-724 251">
          <text:p/>
        </draw:connector>
        <draw:connector draw:style-name="gr4" draw:text-style-name="P4" draw:layer="layout" draw:type="curve" draw:line-skew="-4.866cm -0.742cm" svg:x1="3.702cm" svg:y1="2.924cm" svg:x2="4.112cm" svg:y2="2.933cm" draw:start-shape="id6" draw:start-glue-point="1" draw:end-shape="id7" draw:end-glue-point="3" svg:d="m3702 2924c184 0 153-4 210-7s200-8 200 16">
          <text:p/>
        </draw:connector>
        <draw:line draw:style-name="gr4" draw:text-style-name="P4" draw:layer="layout" svg:x1="4.719cm" svg:y1="5.058cm" svg:x2="4.413cm" svg:y2="5.058cm">
          <text:p/>
        </draw:line>
        <draw:connector draw:style-name="gr4" draw:text-style-name="P4" draw:layer="layout" draw:type="curve" draw:line-skew="-0.395cm" svg:x1="5.672cm" svg:y1="5.202cm" svg:x2="4.859cm" svg:y2="4.374cm" draw:start-shape="id8" draw:start-glue-point="3" draw:end-shape="id9" draw:end-glue-point="4" svg:d="m5672 5202c-1018 0-612-828-813-828">
          <text:p/>
        </draw:connector>
        <draw:line draw:style-name="gr2" draw:text-style-name="P1" draw:layer="layout" svg:x1="4.713cm" svg:y1="3.948cm" svg:x2="5.26cm" svg:y2="3.948cm">
          <text:p/>
        </draw:line>
        <draw:line draw:style-name="gr4" draw:text-style-name="P1" draw:layer="layout" svg:x1="5.172cm" svg:y1="3.95cm" svg:x2="5.297cm" svg:y2="3.95cm">
          <text:p/>
        </draw:line>
        <draw:frame draw:style-name="gr7" draw:text-style-name="P1" draw:layer="layout" svg:width="0.365cm" svg:height="0.258cm" svg:x="5.34cm" svg:y="3.795cm">
          <draw:image xlink:href="Pictures/2000000100000131000000D8744C42C9.svm" xlink:type="simple" xlink:show="embed" xlink:actuate="onLoad">
            <text:p/>
          </draw:image>
        </draw:frame>
        <draw:frame draw:style-name="gr8" draw:text-style-name="P1" draw:layer="layout" svg:width="0.456cm" svg:height="0.253cm" svg:x="6.686cm" svg:y="3.487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456cm" svg:height="0.253cm" svg:x="6.686cm" svg:y="3.933cm">
          <draw:image xlink:href="Pictures/200000010000017D000000D4CB37E4F5.svm" xlink:type="simple" xlink:show="embed" xlink:actuate="onLoad">
            <text:p/>
          </draw:image>
        </draw:frame>
        <draw:frame draw:style-name="gr9" draw:text-style-name="P1" draw:layer="layout" svg:width="0.31cm" svg:height="0.355cm" svg:x="6.564cm" svg:y="1.724cm">
          <draw:image xlink:href="Pictures/200000010000010300000129DE440841.svm" xlink:type="simple" xlink:show="embed" xlink:actuate="onLoad">
            <text:p/>
          </draw:image>
        </draw:frame>
        <draw:frame draw:style-name="gr10" draw:text-style-name="P1" draw:layer="layout" svg:width="0.401cm" svg:height="0.349cm" svg:x="1.158cm" svg:y="0.376cm">
          <draw:image xlink:href="Pictures/200000010000014F00000124CDD19E6C.svm" xlink:type="simple" xlink:show="embed" xlink:actuate="onLoad">
            <text:p/>
          </draw:image>
        </draw:frame>
        <draw:frame draw:style-name="gr11" draw:text-style-name="P1" draw:layer="layout" svg:width="0.137cm" svg:height="0.274cm" svg:x="8.417cm" svg:y="2.44cm">
          <draw:image xlink:href="Pictures/2000000100000073000000E5B2987EC5.svm" xlink:type="simple" xlink:show="embed" xlink:actuate="onLoad">
            <text:p/>
          </draw:image>
        </draw:frame>
        <draw:frame draw:style-name="gr11" draw:text-style-name="P1" draw:layer="layout" svg:width="0.137cm" svg:height="0.274cm" svg:x="4.67cm" svg:y="5.654cm">
          <draw:image xlink:href="Pictures/2000000100000073000000E5B2987EC5.svm" xlink:type="simple" xlink:show="embed" xlink:actuate="onLoad">
            <text:p/>
          </draw:image>
        </draw:frame>
        <draw:frame draw:style-name="gr12" draw:text-style-name="P1" draw:layer="layout" svg:width="0.39cm" svg:height="0.415cm" svg:x="3.972cm" svg:y="4.865cm">
          <draw:image xlink:href="Pictures/20000001000001460000015B25198CC8.svm" xlink:type="simple" xlink:show="embed" xlink:actuate="onLoad">
            <text:p/>
          </draw:image>
        </draw:frame>
        <draw:frame draw:style-name="gr13" draw:text-style-name="P1" xml:id="id8" draw:id="id8" draw:layer="layout" svg:width="2.453cm" svg:height="0.415cm" svg:x="5.672cm" svg:y="4.995cm">
          <draw:image xlink:href="Pictures/20000001000007FD0000015B50D597FF.svm" xlink:type="simple" xlink:show="embed" xlink:actuate="onLoad">
            <text:p/>
          </draw:image>
        </draw:frame>
        <draw:frame draw:style-name="gr11" draw:text-style-name="P1" draw:layer="layout" svg:width="0.137cm" svg:height="0.274cm" svg:x="1.263cm" svg:y="4.942cm">
          <draw:image xlink:href="Pictures/2000000100000073000000E5B2987EC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5T18:08:36</dc:date>
    <dc:creator>kkk </dc:creator>
    <meta:editing-duration>PT5M46S</meta:editing-duration>
    <meta:editing-cycles>2</meta:editing-cycles>
    <meta:generator>LibreOffice/3.3$Linux LibreOffice_project/330m19$Build-401</meta:generator>
    <meta:document-statistic meta:object-count="46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